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text:p text:style-name="P2">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6-22T00:03:26.38</dc:date>
    <meta:editing-duration>P1DT19H14M25S</meta:editing-duration>
    <meta:editing-cycles>999</meta:editing-cycles>
    <meta:generator>OpenOffice/4.1.2$Win32 OpenOffice.org_project/412m3$Build-9782</meta:generator>
    <meta:document-statistic meta:table-count="0" meta:image-count="0" meta:object-count="0" meta:page-count="14" meta:paragraph-count="82" meta:word-count="5026" meta:character-count="30068"/>
  </office:meta>
</office:document-meta>
</file>